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n this video, we will review several data science libraries. </text:p>
      <text:p text:style-name="Standard">Libraries are a collection of functions and methods that enable you to perform a wide </text:p>
      <text:p text:style-name="Standard">variety of actions without writing the code yourself. </text:p>
      <text:p text:style-name="Standard">We will focus on Python libraries: Scientific Computing Libraries in Python </text:p>
      <text:p text:style-name="Standard">Visualization Libraries in Python High-Level Machine Learning and Deep Learning </text:p>
      <text:p text:style-name="Standard">Libraries – “High-level” simply means you don’t have to worry about details, although </text:p>
      <text:p text:style-name="Standard">this makes it difficult to study or improve Deep Learning Libraries in Python </text:p>
      <text:p text:style-name="Standard">Libraries used in other languages </text:p>
      <text:p text:style-name="Standard">Libraries usually contain built-in modules providing different functionalities that you </text:p>
      <text:p text:style-name="Standard">can use directly; these are sometimes called “frameworks.” </text:p>
      <text:p text:style-name="Standard">There are also extensive libraries, offering a broad range of facilities. </text:p>
      <text:p text:style-name="Standard">Pandas offers data structures and tools for effective data cleaning, manipulation, and </text:p>
      <text:p text:style-name="Standard">analysis. </text:p>
      <text:p text:style-name="Standard">It provides tools to work with different types of data. </text:p>
      <text:p text:style-name="Standard">The primary instrument of Pandas is a two-dimensional table consisting of columns and rows. </text:p>
      <text:p text:style-name="Standard">This table is called a “DataFrame” and is designed to provide easy indexing so you </text:p>
      <text:p text:style-name="Standard">can work with your data. </text:p>
      <text:p text:style-name="Standard">NumPy libraries are based on arrays, enabling you to apply mathematical functions to these </text:p>
      <text:p text:style-name="Standard">arrays. </text:p>
      <text:p text:style-name="Standard">Pandas is actually built on top of NumPy </text:p>
      <text:p text:style-name="Standard">Data visualization methods are a great way to communicate with others and show the meaningful </text:p>
      <text:p text:style-name="Standard">results of analysis. </text:p>
      <text:p text:style-name="Standard">These libraries enable you to create graphs, charts and maps. </text:p>
      <text:p text:style-name="Standard">The Matplotlib package is the most well-known library for data visualization, and it’s </text:p>
      <text:p text:style-name="Standard">excellent for making graphs and plots. </text:p>
      <text:p text:style-name="Standard">The graphs are also highly customizable. </text:p>
      <text:p text:style-name="Standard">Another high-level visualization library, Seaborn, is based on matplotlib. </text:p>
      <text:p text:style-name="Standard">Seaborn makes it easy to generate plots like heat maps, time series, and violin plots. </text:p>
      <text:p text:style-name="Standard">For machine learning, the Scikit-learn library contains tools for statistical modeling, including </text:p>
      <text:p text:style-name="Standard">regression, classification, clustering and others. </text:p>
      <text:p text:style-name="Standard">It is built on NumPy, SciPy, and matplotlib, and it’s relatively simple to get started. </text:p>
      <text:p text:style-name="Standard">For this high-level approach, you define the model and specify the parameter types you </text:p>
      <text:p text:style-name="Standard">would like to use. </text:p>
      <text:p text:style-name="Standard">For deep learning, Keras enables you to build the standard deep learning model. </text:p>
      <text:p text:style-name="Standard">Like Scikit-learn, the high-level interface enables you to build models quickly and simply. </text:p>
      <text:p text:style-name="Standard">It can function using graphics processing units (GPU), but for many deep learning cases </text:p>
      <text:p text:style-name="Standard">a lower-level environment is required. </text:p>
      <text:p text:style-name="Standard">TensorFlow is a low-level framework used in large scale production of deep learning models. </text:p>
      <text:p text:style-name="Standard">It’s designed for production but can be unwieldy for experimentation. </text:p>
      <text:p text:style-name="Standard">Pytorch is used for experimentation, making it simple for researchers to test their ideas </text:p>
      <text:p text:style-name="Standard">Apache Spark is a general-purpose cluster-computing framework that enables you to process data </text:p>
      <text:p text:style-name="Standard">using compute clusters. </text:p>
      <text:p text:style-name="Standard">This means that you process data in parallel, using multiple computers simultaneously. </text:p>
      <text:p text:style-name="Standard">The Spark library has similar functionality as </text:p>
      <text:p text:style-name="Standard">Pandas Numpy </text:p>
      <text:p text:style-name="Standard">Scikit-learn </text:p>
      <text:p text:style-name="Standard">Apache Spark data processing jobs can use Python </text:p>
      <text:p text:style-name="Standard">R Scala, or SQL </text:p>
      <text:p text:style-name="Standard">There are many libraries for Scala, which is predominately used in data engineering </text:p>
      <text:p text:style-name="Standard">but is also sometimes used in data science. </text:p>
      <text:p text:style-name="Standard">Let’s discuss some of the libraries that are complementary to Spark </text:p>
      <text:p text:style-name="Standard">Vegas is a Scala library for statistical data visualizations. </text:p>
      <text:p text:style-name="Standard"><text:soft-page-break/>With Vegas, you can work with data files as well as Spark DataFrames. </text:p>
      <text:p text:style-name="Standard">For deep learning, you can use BigDL. </text:p>
      <text:p text:style-name="Standard">R has built-in functionality for machine learning and data visualization, but there are also </text:p>
      <text:p text:style-name="Standard">several complementary libraries: ggplot2 is a popular library for data visualization </text:p>
      <text:p text:style-name="Standard">in R. You can also use libraries that enable you </text:p>
      <text:p text:style-name="Standard">to interface with Keras and TensorFlow. </text:p>
      <text:p text:style-name="Standard">R has been the de-facto standard for open source data science but it is now being superseded </text:p>
      <text:p text:style-name="Standard">by Python.</text:p>
      <text:p text:style-name="Standard"/>
      <text:p text:style-name="Standard"/>
      <text:p text:style-name="Standard">In this video we will discuss Application Programming Interfaces, or APIs. Specifically, </text:p>
      <text:p text:style-name="Standard">we will discuss: What an API is, API Libraries, REST APIs, including: </text:p>
      <text:p text:style-name="Standard">Request and Response. An API lets two pieces of software talk to each other. For example </text:p>
      <text:p text:style-name="Standard">you have your program, you have some data, you have other software components. You use </text:p>
      <text:p text:style-name="Standard">the API to communicate with the other software components.You don’t have to know how the </text:p>
      <text:p text:style-name="Standard">API works, you just need to know its inputs and outputs. Remember, the API only refers </text:p>
      <text:p text:style-name="Standard">to the interface, or the part of the library that you see. The “library” refers to </text:p>
      <text:p text:style-name="Standard">the whole thing. Consider the pandas library. Pandas is actually a set of software components, </text:p>
      <text:p text:style-name="Standard">many of which are not even written in Python. You have some data. </text:p>
      <text:p text:style-name="Standard">You have a set of software components. We use the pandas API to process the data </text:p>
      <text:p text:style-name="Standard">by communicating with the other software components. There can be a single software component at </text:p>
      <text:p text:style-name="Standard">the back end, but there can be a separate API for different languages. Consider TensorFlow, </text:p>
      <text:p text:style-name="Standard">written in C++. There are separate APIs in Python, JavaScript, </text:p>
      <text:p text:style-name="Standard">C++ Java, and Go. The API is simply the interface. </text:p>
      <text:p text:style-name="Standard">There are also multiple volunteer-developed APIs for TensorFlow; for example Julia, MATLAB, </text:p>
      <text:p text:style-name="Standard">R, Scala, and many more. REST APIs are another popular type of API. They enable you to communicate </text:p>
      <text:p text:style-name="Standard">using the internet, taking advantage of storage, greater data </text:p>
      <text:p text:style-name="Standard">access, artificial intelligence algorithms, and many other resources. The RE stands for </text:p>
      <text:p text:style-name="Standard">“Representational,” the S stands for “State,” the T stand for “Transfer.” In rest APIs, </text:p>
      <text:p text:style-name="Standard">your program is called the “client.” The API communicates with a web service that you </text:p>
      <text:p text:style-name="Standard">call through the internet. A set of rules governs Communication, Input or Request, and </text:p>
      <text:p text:style-name="Standard">Output or Response. Here are some common API-related terms. You or your code can be thought of </text:p>
      <text:p text:style-name="Standard">as a client. The web service is referred to as a resource. The client finds the service </text:p>
      <text:p text:style-name="Standard">through an endpoint. The client sends the request to the resource and the response to </text:p>
      <text:p text:style-name="Standard">the client. HTTP methods are a way of transmitting data over the internet We tell the REST APIs </text:p>
      <text:p text:style-name="Standard">what to do by sending a request. The request is usually communicated through an HTTP message. </text:p>
      <text:p text:style-name="Standard">The HTTP message usually contains a JSON file, which contains instructions for the operation </text:p>
      <text:p text:style-name="Standard">that we would like the service to perform. This operation is transmitted to the web service </text:p>
      <text:p text:style-name="Standard">over the internet. The service performs the operation. Similarly, the web service returns </text:p>
      <text:p text:style-name="Standard">a response through an HTTP message, where the information is usually returned using </text:p>
      <text:p text:style-name="Standard">a JSON file. This information is transmitted back to the </text:p>
      <text:p text:style-name="Standard">client. The Watson Speech to Text API is an example </text:p>
      <text:p text:style-name="Standard">of a REST API. This API converts speech to text. In the API call, you send a copy of </text:p>
      <text:p text:style-name="Standard">the audio file to the API; this process is called a post request. The API then sends </text:p>
      <text:p text:style-name="Standard">the text transcription of what the individual is saying. The API is making a get request. </text:p>
      <text:p text:style-name="Standard">The Watson Language-Translator API provides another example. You send the text you would </text:p>
      <text:p text:style-name="Standard">like to translate into the API, the API translates the text and sends the translation back to </text:p>
      <text:p text:style-name="Standard">you. In this case we translate English to Spanish. In this video, we’ve discussed </text:p>
      <text:p text:style-name="Standard">what an API is, API Libraries, REST APIs, including Request and Response. Thank you </text:p>
      <text:p text:style-name="Standard">for watching this video.</text:p>
      <text:p text:style-name="Standard"><text:soft-page-break/></text:p>
      <text:p text:style-name="Standard">In this video we’ll discuss data sets: what they are, why they are important in data science, </text:p>
      <text:p text:style-name="Standard">and where to find them. </text:p>
      <text:p text:style-name="Standard">Let’s first loosely define what a data set is. </text:p>
      <text:p text:style-name="Standard">A data set is a structured collection of data. </text:p>
      <text:p text:style-name="Standard">Data embodies information that might be represented as text, numbers, or media such as images, </text:p>
      <text:p text:style-name="Standard">audio, or video files. </text:p>
      <text:p text:style-name="Standard">A data set that is structured as tabular data comprises a collection of rows, which in turn </text:p>
      <text:p text:style-name="Standard">comprise columns that store the information. </text:p>
      <text:p text:style-name="Standard">One popular tabular data format is "comma separated values," or CSV. </text:p>
      <text:p text:style-name="Standard">A CSV file is a delimited text file where each line represents a row and data values </text:p>
      <text:p text:style-name="Standard">are separated by a comma. </text:p>
      <text:p text:style-name="Standard">For example, imagine a data set of observations from a weather station. </text:p>
      <text:p text:style-name="Standard">Each row represents an observation at a given time, while each column contains information </text:p>
      <text:p text:style-name="Standard">about that particular observation, such as the temperature, humidity, and other weather </text:p>
      <text:p text:style-name="Standard">conditions. </text:p>
      <text:p text:style-name="Standard">Hierarchical or network data structures are typically used to represent relationships </text:p>
      <text:p text:style-name="Standard">between data. </text:p>
      <text:p text:style-name="Standard">Hierarchical data is organized in a tree-like structure, whereas network data might be stored </text:p>
      <text:p text:style-name="Standard">as a graph. </text:p>
      <text:p text:style-name="Standard">For example, the connections between people on a social networking website are often represented </text:p>
      <text:p text:style-name="Standard">in the form of a graph. </text:p>
      <text:p text:style-name="Standard">A data set might also include raw data files, such as images or audio. </text:p>
      <text:p text:style-name="Standard">The MNIST dataset is popular for data science. </text:p>
      <text:p text:style-name="Standard">It contains images of handwritten digits and is commonly used to train image processing </text:p>
      <text:p text:style-name="Standard">systems. </text:p>
      <text:p text:style-name="Standard">Traditionally, most data sets were considered to be private because they contain proprietary </text:p>
      <text:p text:style-name="Standard">or confidential information such as customer data, pricing data, or other commercially </text:p>
      <text:p text:style-name="Standard">sensitive information. </text:p>
      <text:p text:style-name="Standard">These data sets are typically not shared publicly. </text:p>
      <text:p text:style-name="Standard">Over time, more and more public and private entities such as scientific institutions, </text:p>
      <text:p text:style-name="Standard">governments, organizations and even companies have started to make data sets available to </text:p>
      <text:p text:style-name="Standard">the public as “open data," providing a wealth of information for free. </text:p>
      <text:p text:style-name="Standard">For example, the United Nations and federal and municipal governments around the world </text:p>
      <text:p text:style-name="Standard">have published many data sets on their websites, covering the economy, society, healthcare, </text:p>
      <text:p text:style-name="Standard">transportation, environment, and much more. </text:p>
      <text:p text:style-name="Standard">Access to these and other open data sets enable data scientists, researchers, analysts, and </text:p>
      <text:p text:style-name="Standard">others to uncover previously unknown and potentially useful insights. </text:p>
      <text:p text:style-name="Standard">They can create new applications for both commercial purposes and the public good. </text:p>
      <text:p text:style-name="Standard">They can also carry out new research. </text:p>
      <text:p text:style-name="Standard">Open data has played a significant role in the growth of data science, machine learning, </text:p>
      <text:p text:style-name="Standard">and artificial intelligence and has provided a way for practitioners to hone their skills </text:p>
      <text:p text:style-name="Standard">on a wide variety of data sets. </text:p>
      <text:p text:style-name="Standard">There are many open data sources on the internet. </text:p>
      <text:p text:style-name="Standard">You can find a comprehensive list of open data portals from around the world on the </text:p>
      <text:p text:style-name="Standard">Open Knowledge Foundation’s datacatalogs.org website. </text:p>
      <text:p text:style-name="Standard">The United Nations, the European Union, and many other governmental and intergovernmental </text:p>
      <text:p text:style-name="Standard">organizations maintain data repositories providing access to a wide range of information. </text:p>
      <text:p text:style-name="Standard">On Kaggle, which is a popular data science online community, you can find and contribute </text:p>
      <text:p text:style-name="Standard">data sets that might be of general interest. </text:p>
      <text:p text:style-name="Standard">Last but not least, Google provides a search engine for data sets that might help you find </text:p>
      <text:p text:style-name="Standard">the ones that have particular value for you. </text:p>
      <text:p text:style-name="Standard"><text:soft-page-break/>It’s important to recognize that open data distribution and use might be restricted, </text:p>
      <text:p text:style-name="Standard">as defined by its licensing terms. </text:p>
      <text:p text:style-name="Standard">In absence of a license for open data distribution, many data sets were shared in the past under </text:p>
      <text:p text:style-name="Standard">open source software licenses. </text:p>
      <text:p text:style-name="Standard">These licenses were not designed to cover the specific considerations related to the </text:p>
      <text:p text:style-name="Standard">distribution and use of data sets. </text:p>
      <text:p text:style-name="Standard">To address the issue, the Linux Foundation created the Community Data License Agreement, </text:p>
      <text:p text:style-name="Standard">or CDLA. </text:p>
      <text:p text:style-name="Standard">Two licenses were initially created for sharing data: CDLA-Sharing and CDLA-Permissive. </text:p>
      <text:p text:style-name="Standard">The CDLA-Sharing license grants you permission to use and modify the data. </text:p>
      <text:p text:style-name="Standard">The license stipulates that if you publish your modified version of the data you must </text:p>
      <text:p text:style-name="Standard">do so under the same license terms as the original data. </text:p>
      <text:p text:style-name="Standard">The CDLA-Permissive license also grants you permission to use and modify the data. </text:p>
      <text:p text:style-name="Standard">However, you are not required to share changes to the data. </text:p>
      <text:p text:style-name="Standard">Note that neither license imposes any restrictions on results you might derive by using the data, </text:p>
      <text:p text:style-name="Standard">which is important in data science. </text:p>
      <text:p text:style-name="Standard">Let’s say, for example, that you are building a model that performs a prediction. </text:p>
      <text:p text:style-name="Standard">If you are training the model using CDLA-licensed data sets, you are under no obligation to </text:p>
      <text:p text:style-name="Standard">share the model, or to share it under a specific license if you do choose to share it. </text:p>
      <text:p text:style-name="Standard">In this video you’ve learned about open data sets, their role in data science, and </text:p>
      <text:p text:style-name="Standard">where to find them. </text:p>
      <text:p text:style-name="Standard">We’ve also introduced the Community Data License Agreement, which makes it easier to </text:p>
      <text:p text:style-name="Standard">share open data. </text:p>
      <text:p text:style-name="Standard">One important aspect that we didn’t cover in this video is data quality and accuracy, </text:p>
      <text:p text:style-name="Standard">which might vary greatly depending on who collected and contributed the data set. </text:p>
      <text:p text:style-name="Standard">While some open data sets might be good enough for personal use, they might not meet enterprise </text:p>
      <text:p text:style-name="Standard">requirements due to the impact they might have on the business. </text:p>
      <text:p text:style-name="Standard">In the next module, you will learn about the Data Asset eXchange, a curated open data repository.</text:p>
      <text:p text:style-name="Standard"/>
      <text:p text:style-name="Standard">Despite the growth of open data sets that are available to the public, it can still </text:p>
      <text:p text:style-name="Standard">be difficult to discover data sets that are both high quality and have clearly defined </text:p>
      <text:p text:style-name="Standard">license and usage terms. </text:p>
      <text:p text:style-name="Standard">To help solve this challenge, IBM created the Data Asset eXchange, or "DAX,”, which </text:p>
      <text:p text:style-name="Standard">we’ll introduce in this video. </text:p>
      <text:p text:style-name="Standard">DAX provides a trusted source for finding open data sets that are ready for to use in </text:p>
      <text:p text:style-name="Standard">enterprise applications. </text:p>
      <text:p text:style-name="Standard">These data sets and which cover a wide variety of domains, including images, video, text, </text:p>
      <text:p text:style-name="Standard">and audio. </text:p>
      <text:p text:style-name="Standard">Because DAX provides a high level of curation for data set quality, as well as licensing </text:p>
      <text:p text:style-name="Standard">and usage terms, DAX data sets are typically easier to adopt, whether in research or commercial </text:p>
      <text:p text:style-name="Standard">projects. </text:p>
      <text:p text:style-name="Standard">Wherever possible, DAX aims to make data sets available under one of the variants of the </text:p>
      <text:p text:style-name="Standard">CDLACommunity Data License Agreement, in order to foster data sharing and collaboration. </text:p>
      <text:p text:style-name="Standard">DAX also provides a single place to access unique data sets, in particular from IBM Research </text:p>
      <text:p text:style-name="Standard">projects. </text:p>
      <text:p text:style-name="Standard">To make it easier for developers to get started with using the data sets, DAX also provides </text:p>
      <text:p text:style-name="Standard">tutorials in the form of notebooks that walk through the basics of data cleaning, pre-processing, </text:p>
      <text:p text:style-name="Standard">and exploratory analysis. </text:p>
      <text:p text:style-name="Standard">For some data sets, there are also notebooks illustrating how to perform more complex analysis, </text:p>
      <text:p text:style-name="Standard">such as creating charts, statistical analysis, time-series analysis, training machine learning </text:p>
      <text:p text:style-name="Standard">models, and integrating deep learning via using the Model Asset eXchange, (a project </text:p>
      <text:p text:style-name="Standard">closely related to DAX and also available on the IBM Developer website). </text:p>
      <text:p text:style-name="Standard"><text:soft-page-break/>In this way, DAX helps developers to create end-to-end analytic and machine learning workflows </text:p>
      <text:p text:style-name="Standard">and to consume open data and models with confidence under clearly defined license terms. </text:p>
      <text:p text:style-name="Standard">Let’s say you’ve found a data set that might be of interest to you. </text:p>
      <text:p text:style-name="Standard">On the data set page you can download the compressed data set archive from cloud storage, </text:p>
      <text:p text:style-name="Standard">explore the data set using Jupyter Notebooks, review the data set metadata, such as format, </text:p>
      <text:p text:style-name="Standard">licensing terms and size, and preview some parts of the data set. </text:p>
      <text:p text:style-name="Standard">Most data sets on DAX are complemented by one or more Jupyter Notebooks that you can </text:p>
      <text:p text:style-name="Standard">use to perform data cleaning, pre-processing, and exploratory analysis. </text:p>
      <text:p text:style-name="Standard">These notebooks run "as is"as is in Watson Studio, IBM’s Data Sciencedata science platform. </text:p>
      <text:p text:style-name="Standard">Jupyter Notebooks and Watson Studio are covered later during in this course. </text:p>
      <text:p text:style-name="Standard">In this video, you’ve learned about IBM’s open data repository, the Data Asset eXchange. </text:p>
      <text:p text:style-name="Standard">In the hands-on lab you’ll have a chance to explore the repository.</text:p>
      <text:p text:style-name="Standard"/>
      <text:p text:style-name="Standard">In this video, we’ll introduce you to machine learning and deep learning models. </text:p>
      <text:p text:style-name="Standard">Data contains a wealth of information that can be used to solve certain types of problems. </text:p>
      <text:p text:style-name="Standard">Traditional data analysis approaches, such as a person manually inspecting the data or </text:p>
      <text:p text:style-name="Standard">a specialized computer program that automates the human analysis, quickly reach their limits </text:p>
      <text:p text:style-name="Standard">due to the amount of data to be analyzed or the complexity of the problem. </text:p>
      <text:p text:style-name="Standard">Machine learning uses algorithms – also known as ”models” - to identify patterns </text:p>
      <text:p text:style-name="Standard">in the data. </text:p>
      <text:p text:style-name="Standard">The process by which the model learns these patterns from data is called “model training." </text:p>
      <text:p text:style-name="Standard">Once a model is trained, it can then be used to make predictions. </text:p>
      <text:p text:style-name="Standard">When the model is presented with new data, it tries to make predictions or decisions </text:p>
      <text:p text:style-name="Standard">based on the patterns it has learned from past data. </text:p>
      <text:p text:style-name="Standard">Machine learning models can be divided into three basic classes: supervised learning, </text:p>
      <text:p text:style-name="Standard">unsupervised learning, and reinforcement learning. </text:p>
      <text:p text:style-name="Standard">Supervised learning is one of the most commonly used type of machine learning models. </text:p>
      <text:p text:style-name="Standard">In supervised learning, a human provides input data and the correct outputs. </text:p>
      <text:p text:style-name="Standard">The model tries to identify relationships and dependencies between the input data and </text:p>
      <text:p text:style-name="Standard">the correct output. </text:p>
      <text:p text:style-name="Standard">Generally speaking, supervised learning is used to solve regression and classification </text:p>
      <text:p text:style-name="Standard">problems. </text:p>
      <text:p text:style-name="Standard">Let’s look at an example for each problem type: </text:p>
      <text:p text:style-name="Standard">Regression models are used to predict a numeric, or “real," value. </text:p>
      <text:p text:style-name="Standard">For example, given information about past home sales, such as geographic location, size, </text:p>
      <text:p text:style-name="Standard">number of bedrooms, and sales price, you can train a model to predict the estimated sales </text:p>
      <text:p text:style-name="Standard">price for other homes with similar characteristics. </text:p>
      <text:p text:style-name="Standard">Classification models are used to predict whether something belongs to a category, or </text:p>
      <text:p text:style-name="Standard">“class." </text:p>
      <text:p text:style-name="Standard">For example, given a set of emails along with a designation of whether or not they are considered </text:p>
      <text:p text:style-name="Standard">spam, an algorithm can be trained to identify unsolicited emails. </text:p>
      <text:p text:style-name="Standard">In unsupervised learning, the data is not labelled by a human. </text:p>
      <text:p text:style-name="Standard">The models must analyze the data and try to identify patterns and structure within the </text:p>
      <text:p text:style-name="Standard">data based only on the characteristics of the data itself. </text:p>
      <text:p text:style-name="Standard">Clustering and anomaly detection are two examples of this learning style. </text:p>
      <text:p text:style-name="Standard">Clustering models are used to divide each record of a data set into one of a small number </text:p>
      <text:p text:style-name="Standard">of similar groups. </text:p>
      <text:p text:style-name="Standard">An example of a clustering model could be providing purchase recommendations for an </text:p>
      <text:p text:style-name="Standard">e-commerce store based on past shopping behavior and the content of a shopping basket. </text:p>
      <text:p text:style-name="Standard">Anomaly detection identifies outliers in a data set, such as fraudulent credit card transactions </text:p>
      <text:p text:style-name="Standard">or suspicious online log-in attempts. </text:p>
      <text:p text:style-name="Standard">The third type of learning, reinforcement learning, is loosely based on the way human </text:p>
      <text:p text:style-name="Standard"><text:soft-page-break/>beings and other organisms learn. </text:p>
      <text:p text:style-name="Standard">Think about a mouse in a maze. </text:p>
      <text:p text:style-name="Standard">If the mouse gets to the end of the maze it gets a piece of cheese. </text:p>
      <text:p text:style-name="Standard">This is the “reward” for completing a task. </text:p>
      <text:p text:style-name="Standard">The mouse learns – through trial and error – how to get through the maze to get as </text:p>
      <text:p text:style-name="Standard">much cheese as it can. </text:p>
      <text:p text:style-name="Standard">In a similar way, a reinforcement learning model learns the best set of actions to take, </text:p>
      <text:p text:style-name="Standard">given its current environment, in order to get the most reward over time. </text:p>
      <text:p text:style-name="Standard">This type of learning has recently been very successful in beating the best human players </text:p>
      <text:p text:style-name="Standard">in games such as go, chess, and popular strategy video games. </text:p>
      <text:p text:style-name="Standard">Deep learning is a specialized type of machine learning. </text:p>
      <text:p text:style-name="Standard">It refers to a general set of models and techniques that tries to loosely emulate the way the </text:p>
      <text:p text:style-name="Standard">human brain solves a wide range of problems. </text:p>
      <text:p text:style-name="Standard">It is commonly used to analyze natural language, both spoken and text, as well as images, audio, </text:p>
      <text:p text:style-name="Standard">and video, to forecast time series data and much more. </text:p>
      <text:p text:style-name="Standard">Deep learning has had a lot of recent success in these and other areas and is therefore </text:p>
      <text:p text:style-name="Standard">becoming an increasingly popular and important tool for data science. </text:p>
      <text:p text:style-name="Standard">Deep learning typically requires very large data sets of labeled data to train a model, </text:p>
      <text:p text:style-name="Standard">is compute-intensive, and usually requires special purpose hardware to achieve acceptable </text:p>
      <text:p text:style-name="Standard">training times. </text:p>
      <text:p text:style-name="Standard">You can build a custom deep learning model from scratch or use pre-trained models from </text:p>
      <text:p text:style-name="Standard">public model repositories. </text:p>
      <text:p text:style-name="Standard">Deep learning models are implemented using popular frameworks such as TensorFlow, PyTorch, </text:p>
      <text:p text:style-name="Standard">and Keras. </text:p>
      <text:p text:style-name="Standard">Deep learning frameworks typically provide a Python API, and many support other programming </text:p>
      <text:p text:style-name="Standard">languages, such as C++ and JavaScript. </text:p>
      <text:p text:style-name="Standard">You can download pre-trained state-of-the-art models from repositories that are commonly </text:p>
      <text:p text:style-name="Standard">referred to as model "zoos." </text:p>
      <text:p text:style-name="Standard">Popular model zoos include those provided by TensorFlow, PyTorch, Keras, and ONNX. </text:p>
      <text:p text:style-name="Standard">Models are also published by academic and commercial research groups. </text:p>
      <text:p text:style-name="Standard">While it is beyond the scope of this video to explain in detail how you would go about </text:p>
      <text:p text:style-name="Standard">building a model, let’s briefly outline the high-level tasks using an example. </text:p>
      <text:p text:style-name="Standard">Assume you want to enable an application to identify objects in images by training a deep </text:p>
      <text:p text:style-name="Standard">learning model. </text:p>
      <text:p text:style-name="Standard">First, you collect and prepare data that will be used to train a model. </text:p>
      <text:p text:style-name="Standard">Data preparation can be a time-consuming and labor-intensive process. </text:p>
      <text:p text:style-name="Standard">In order to train a model to detect objects in images, you need to label the raw training </text:p>
      <text:p text:style-name="Standard">data by, for example, drawing bounding boxes around objects and labeling them. </text:p>
      <text:p text:style-name="Standard">Next, you build a model from scratch or select an existing model that might be well suited </text:p>
      <text:p text:style-name="Standard">for the task from a public or private resource. </text:p>
      <text:p text:style-name="Standard">You then train the model on your prepared data. </text:p>
      <text:p text:style-name="Standard">During training, your model learns from the labeled data how to identify objects that </text:p>
      <text:p text:style-name="Standard">are depicted in an image. </text:p>
      <text:p text:style-name="Standard">Once training has commenced, you analyze the training results and repeat the process until </text:p>
      <text:p text:style-name="Standard">the trained model performance meets your requirements. </text:p>
      <text:p text:style-name="Standard">When the trained model performs as desired, you deploy it to make it available to your </text:p>
      <text:p text:style-name="Standard">applications. </text:p>
      <text:p text:style-name="Standard">In this video, you’ve learned about machine learning and deep learning, what they are </text:p>
      <text:p text:style-name="Standard">used for, and where to find open source models. </text:p>
      <text:p text:style-name="Standard">In the next video, we’ll introduce you to the Model Asset eXchange, a curated collection </text:p>
      <text:p text:style-name="Standard">of ready-to-use and customizable deep learning models.</text:p>
      <text:p text:style-name="Standard"/>
      <text:p text:style-name="Standard"><text:soft-page-break/></text:p>
      <text:p text:style-name="Standard">In this video, we will introduce you to the Model Asset eXchange on IBM Developer, a free </text:p>
      <text:p text:style-name="Standard">open source resource for deep learning models. </text:p>
      <text:p text:style-name="Standard">Throughout the video we will refer to the Model Asset eXchange as "MAX." </text:p>
      <text:p text:style-name="Standard">In the previous video, we briefly outlined the high-level tasks you need to complete </text:p>
      <text:p text:style-name="Standard">to train a model from scratch. </text:p>
      <text:p text:style-name="Standard">Due to the amount of data, labor, time, and resources required to complete the tasks, </text:p>
      <text:p text:style-name="Standard">time to value can be quite long. </text:p>
      <text:p text:style-name="Standard">To reduce time to value, consider taking advantage of pre-trained models for certain types of </text:p>
      <text:p text:style-name="Standard">problems. </text:p>
      <text:p text:style-name="Standard">These pre-trained models can be ready to use right away, or they might take less time to </text:p>
      <text:p text:style-name="Standard">train. </text:p>
      <text:p text:style-name="Standard">The Model Asset eXchange is a free open source repository for ready-to-use and customizable </text:p>
      <text:p text:style-name="Standard">deep learning microservices. </text:p>
      <text:p text:style-name="Standard">These microservices are configured to use pre-trained or custom-trainable state-of-the-art </text:p>
      <text:p text:style-name="Standard">deep learning models to solve common business problems. </text:p>
      <text:p text:style-name="Standard">These models have been reviewed, tested, and can be quickly deployed in local and cloud </text:p>
      <text:p text:style-name="Standard">environments. </text:p>
      <text:p text:style-name="Standard">All models in MAX are available under permissive open source licenses, making it easier to </text:p>
      <text:p text:style-name="Standard">use them for personal and commercial purposes and reducing the risk of legal liabilities. </text:p>
      <text:p text:style-name="Standard">On MAX, you can find models for a variety of domains, including image, audio, video, </text:p>
      <text:p text:style-name="Standard">and natural language analysis. </text:p>
      <text:p text:style-name="Standard">This list includes a small selection. </text:p>
      <text:p text:style-name="Standard">In the lab for this module, you’ll have a chance to explore those models. </text:p>
      <text:p text:style-name="Standard">Let’s take a look at the components of a typical model-serving microservice. </text:p>
      <text:p text:style-name="Standard">Each microservice includes the following components: </text:p>
      <text:p text:style-name="Standard">A pre-trained deep learning model. </text:p>
      <text:p text:style-name="Standard">Code that pre-processes the input before it is analyzed by the model and code that post-processes </text:p>
      <text:p text:style-name="Standard">the model output. </text:p>
      <text:p text:style-name="Standard">A standardized public API that makes the services’ functionality available to applications. </text:p>
      <text:p text:style-name="Standard">The MAX model-serving microservices are built and distributed as open-source Docker images. </text:p>
      <text:p text:style-name="Standard">Docker is a container platform that makes it easy to build applications and to deploy </text:p>
      <text:p text:style-name="Standard">them in a development, test, or production environment. </text:p>
      <text:p text:style-name="Standard">The Docker image source is published on GitHub and can be downloaded, customized as needed, </text:p>
      <text:p text:style-name="Standard">and used in personal or commercial environments. </text:p>
      <text:p text:style-name="Standard">You can deploy and run these images in a test or production environment using Kubernetes, </text:p>
      <text:p text:style-name="Standard">an open-source system for automating deployment, scaling, and management of containerized applications </text:p>
      <text:p text:style-name="Standard">in private, hybrid, or public clouds. </text:p>
      <text:p text:style-name="Standard">A popular enterprise-grade Kubernetes platform is Red Hat OpenShift, which is available on </text:p>
      <text:p text:style-name="Standard">IBM Cloud, Google Cloud Platform, Amazon Web Services, and Microsoft Azure. </text:p>
      <text:p text:style-name="Standard">The model-serving microservices expose a REST API that developers can use to incorporate </text:p>
      <text:p text:style-name="Standard">deep learning into their applications and services. </text:p>
      <text:p text:style-name="Standard">Because REST APIs can be consumed using any programming language, you can easily integrate </text:p>
      <text:p text:style-name="Standard">these services into your existing ecosystem. </text:p>
      <text:p text:style-name="Standard">The API exposes a prediction endpoint and one or more metadata endpoints. </text:p>
      <text:p text:style-name="Standard">This example shows the endpoints for the Object Detection microservice. </text:p>
      <text:p text:style-name="Standard">The /model/predict endpoint takes an image as input and returns as a response a list </text:p>
      <text:p text:style-name="Standard">of objects that were detected in the image, along with bounding box coordinates that identify </text:p>
      <text:p text:style-name="Standard">where the detected object is located. </text:p>
      <text:p text:style-name="Standard">Some prediction endpoints can also accept additional input parameters that impact the </text:p>
      <text:p text:style-name="Standard">produced results, such as filters. </text:p>
      <text:p text:style-name="Standard"><text:soft-page-break/>This microservice exposes two metadata endpoints, /model/labels and /model/metadata. </text:p>
      <text:p text:style-name="Standard">These endpoints provide information such as the objects that can be detected and the deep </text:p>
      <text:p text:style-name="Standard">learning model used to derive the answer given the input. </text:p>
      <text:p text:style-name="Standard">In the lab portion of this module, you will have a chance to explore and test these endpoints </text:p>
      <text:p text:style-name="Standard">using a web browser. </text:p>
      <text:p text:style-name="Standard">Each endpoint accepts application-friendly inputs, such as an image in JPG, PNG, or GIF </text:p>
      <text:p text:style-name="Standard">format, instead of a model-specific data structure. </text:p>
      <text:p text:style-name="Standard">Each endpoint also generates application-friendly outputs, such as standardized JSON, which </text:p>
      <text:p text:style-name="Standard">is a lightweight data-interchange format. </text:p>
      <text:p text:style-name="Standard">Let’s take a closer look at what happens when an application invokes the prediction </text:p>
      <text:p text:style-name="Standard">endpoint. </text:p>
      <text:p text:style-name="Standard">In this example, a user has selected an image in a web application, the prediction endpoint </text:p>
      <text:p text:style-name="Standard">is invoked, and the image is uploaded. </text:p>
      <text:p text:style-name="Standard">The microservice prepares the input image for processing, runs the deep learning model </text:p>
      <text:p text:style-name="Standard">that identifies objects in the image, generates a response using the prediction results, and </text:p>
      <text:p text:style-name="Standard">returns the result to the application. </text:p>
      <text:p text:style-name="Standard">The application renders the results by drawing bounding boxes and labels. </text:p>
      <text:p text:style-name="Standard">In this video, we’ve introduced the Model Asset eXchange, a free and open source repository </text:p>
      <text:p text:style-name="Standard">for microservices that make deep learning functionality available to applications and </text:p>
      <text:p text:style-name="Standard">services in local and cloud environments. </text:p>
      <text:p text:style-name="Standard">In the lab, you will have a chance to try a model-serving microservice, explore its </text:p>
      <text:p text:style-name="Standard">API, and learn more about how you can leverage it from a web application and an Internet </text:p>
      <text:p text:style-name="Standard">of Things application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2T22:57:11.151027444</meta:creation-date>
    <dc:date>2020-12-23T00:00:57.166883866</dc:date>
    <meta:editing-duration>PT53M35S</meta:editing-duration>
    <meta:editing-cycles>1</meta:editing-cycles>
    <meta:document-statistic meta:table-count="0" meta:image-count="0" meta:object-count="0" meta:page-count="8" meta:paragraph-count="377" meta:word-count="4153" meta:character-count="25761" meta:non-whitespace-character-count="21610"/>
    <meta:generator>LibreOffice/6.1.5.2$Linux_ARM_EABI LibreOffice_project/10$Build-2</meta:generator>
  </office:meta>
</office:document-meta>
</file>